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a5de" officeooo:paragraph-rsid="001ea5de"/>
    </style:style>
    <style:style style:name="P2" style:family="paragraph" style:parent-style-name="Standard" style:list-style-name="L1">
      <style:text-properties officeooo:rsid="001ea5de" officeooo:paragraph-rsid="001ea5de"/>
    </style:style>
    <style:style style:name="P3" style:family="paragraph" style:parent-style-name="Standard" style:list-style-name="L2">
      <style:text-properties officeooo:rsid="001ea5de" officeooo:paragraph-rsid="001ea5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520 HA BHF → Boloh</text:p>
      <text:p text:style-name="P1"/>
      <text:list xml:id="list2327445891" text:style-name="L1">
        <text:list-item>
          <text:p text:style-name="P2">Altenhagener Brücke (Günlük Taze) rechts</text:p>
        </text:list-item>
        <text:list-item>
          <text:p text:style-name="P2">Kreisel 1. → HST Rathaus an der Volme</text:p>
        </text:list-item>
        <text:list-item>
          <text:p text:style-name="P2">HST Rathaus an der Volme links</text:p>
        </text:list-item>
        <text:list-item>
          <text:p text:style-name="P2">große Ampel (Vapiano) gerade aus</text:p>
        </text:list-item>
        <text:list-item>
          <text:p text:style-name="P2">ARAL links → Feithstraße</text:p>
        </text:list-item>
        <text:list-item>
          <text:p text:style-name="P2">nächste rechts → Bolohstraße</text:p>
        </text:list-item>
        <text:list-item>
          <text:p text:style-name="P2">links → Haferkamp → Wendeschleife Boloh</text:p>
        </text:list-item>
      </text:list>
      <text:p text:style-name="P1"/>
      <text:p text:style-name="P1">Linie 520 Boloh → HA BHF</text:p>
      <text:p text:style-name="P1"/>
      <text:list xml:id="list880530415" text:style-name="L2">
        <text:list-item>
          <text:p text:style-name="P3">zurück auf → Haferkamp</text:p>
        </text:list-item>
        <text:list-item>
          <text:p text:style-name="P3">rechts → Bolohstraße</text:p>
        </text:list-item>
        <text:list-item>
          <text:p text:style-name="P3">Ende links → Feithstraße</text:p>
        </text:list-item>
        <text:list-item>
          <text:p text:style-name="P3">HST Haßleyer Straße rechts → Eppenhauser Straße</text:p>
        </text:list-item>
        <text:list-item>
          <text:p text:style-name="P3">große Ampel Vapiano gerade aus</text:p>
        </text:list-item>
        <text:list-item>
          <text:p text:style-name="P3">Stoppstraße rechts → HST Rathaus an der Volme</text:p>
        </text:list-item>
        <text:list-item>
          <text:p text:style-name="P3">Kreisel 3. links → Innenstadt</text:p>
        </text:list-item>
        <text:list-item>
          <text:p text:style-name="P3">Altenhagener Brücke (Günlük Taze) links → HA BHF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11:15:29.946232019</meta:creation-date>
    <dc:date>2020-05-21T11:26:30.242805716</dc:date>
    <meta:editing-duration>P0D</meta:editing-duration>
    <meta:editing-cycles>1</meta:editing-cycles>
    <meta:document-statistic meta:table-count="0" meta:image-count="0" meta:object-count="0" meta:page-count="1" meta:paragraph-count="18" meta:word-count="110" meta:character-count="559" meta:non-whitespace-character-count="482"/>
    <meta:generator>LibreOffice/6.0.7.3$Linux_X86_64 LibreOffice_project/00m0$Build-3</meta:generator>
  </office:meta>
</office:document-meta>
</file>